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5748" officeooo:paragraph-rsid="00095748"/>
    </style:style>
    <style:style style:name="P2" style:family="paragraph" style:parent-style-name="Standard">
      <style:text-properties officeooo:rsid="000af62c" officeooo:paragraph-rsid="000af62c"/>
    </style:style>
    <style:style style:name="P3" style:family="paragraph" style:parent-style-name="Standard">
      <style:text-properties officeooo:rsid="000c3e14" officeooo:paragraph-rsid="000c3e14"/>
    </style:style>
    <style:style style:name="T1" style:family="text">
      <style:text-properties officeooo:rsid="000af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still need to re-adjust my tf-idf scores, so its properly applied at document level <text:span text:style-name="T1">as a set, </text:span>instead of word level</text:p>
      <text:p text:style-name="P2">-*then* I apply my multinomial logistic regression stuff</text:p>
      <text:p text:style-name="P3"><text:tab/>-suggested to use an existing thing, weka, to make sure mine work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1:16:40.371720657</meta:creation-date>
    <dc:date>2023-10-31T11:20:36.866503686</dc:date>
    <meta:editing-duration>PT3M55S</meta:editing-duration>
    <meta:editing-cycles>3</meta:editing-cycles>
    <meta:generator>LibreOffice/7.5.7.1$Linux_X86_64 LibreOffice_project/50$Build-1</meta:generator>
    <meta:document-statistic meta:table-count="0" meta:image-count="0" meta:object-count="0" meta:page-count="1" meta:paragraph-count="3" meta:word-count="41" meta:character-count="239" meta:non-whitespace-character-count="200"/>
  </office:meta>
</office:document-meta>
</file>